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597" officeooo:paragraph-rsid="001f1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fichero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26:22.772949101</meta:creation-date>
    <dc:date>2019-12-26T16:27:11.18134306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7.3$Linux_X86_64 LibreOffice_project/00m0$Build-3</meta:generator>
  </office:meta>
</office:document-meta>
</file>